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Arial" officeooo:rsid="00161eab"/>
    </style:style>
    <style:style style:name="P2" style:family="paragraph" style:parent-style-name="Standard">
      <style:text-properties style:font-name="Arial" officeooo:rsid="00161eab" officeooo:paragraph-rsid="00161eab"/>
    </style:style>
    <style:style style:name="P3" style:family="paragraph" style:parent-style-name="Standard">
      <style:text-properties style:font-name="Arial" officeooo:rsid="0017597a" officeooo:paragraph-rsid="001759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zados recrutadores,</text:p>
      <text:p text:style-name="P1"/>
      <text:p text:style-name="P2">É com grande satisfação que eu me candidato à vaga de desenvolvedor back-end na sua empresa.</text:p>
      <text:p text:style-name="P2">Estudei programação por conta própria durante 3 anos e atualmente sou aluno matriculado na Tripleten no curso de desenvolvimento web.</text:p>
      <text:p text:style-name="P2"/>
      <text:p text:style-name="P2">Não possuo experiência formal anterior, porém já trabalhei em um projeto de modo freelancer. Eu falo inglês fluente e também tenho um bom conhecimento da língua francesa. Sei me comunicar bem e sei transmitir conhecimento com clareza. Amo servir e estar à disposição.</text:p>
      <text:p text:style-name="P2"/>
      <text:p text:style-name="P2">Acredito que eu posso contribuir com sua empresa tanto com essas habilidades que eu mencionei acima como com minha paixão por tecnologia e banco de dados.</text:p>
      <text:p text:style-name="P2"/>
      <text:p text:style-name="P2">Desejo crescer e aprender na sua empresa e beneficiá-la com meu trabalho.</text:p>
      <text:p text:style-name="P2"/>
      <text:p text:style-name="P3">Desde já agradeço pela oportunidade e pela atenção.</text:p>
      <text:p text:style-name="P2"/>
      <text:p text:style-name="P2">Caio Perez Lopes</text:p>
      <text:p text:style-name="P2"/>
      <text:p text:style-name="P2">(11) 98467-6570</text:p>
      <text:p text:style-name="P2"/>
      <text:p text:style-name="P2">caiolopes871@gmail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21:41:29.032000000</meta:creation-date>
    <dc:date>2024-08-13T22:53:16.165000000</dc:date>
    <meta:editing-duration>PT1H12M16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0" meta:word-count="133" meta:character-count="845" meta:non-whitespace-character-count="722"/>
  </office:meta>
</office:document-meta>
</file>